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MathJax Main" svg:font-family="'STIXMathJax Main'"/>
    <style:font-face style:name="serif" svg:font-family="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f977d"/>
    </style:style>
    <style:style style:name="P2" style:family="paragraph" style:parent-style-name="Text_20_body">
      <style:paragraph-properties fo:text-align="justify" style:justify-single-word="false"/>
      <style:text-properties style:font-name="Abyssinica SIL" fo:font-size="12pt" fo:font-weight="normal" officeooo:rsid="001dc32d" officeooo:paragraph-rsid="001f977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Abyssinica SIL" fo:font-size="12pt" officeooo:rsid="001dc32d" officeooo:paragraph-rsid="001f977d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Abyssinica SIL" officeooo:rsid="001bf0a5" officeooo:paragraph-rsid="001bf0a5"/>
    </style:style>
    <style:style style:name="P5" style:family="paragraph" style:parent-style-name="Text_20_body">
      <style:paragraph-properties fo:text-align="justify" style:justify-single-word="false"/>
      <style:text-properties style:font-name="Abyssinica SIL" officeooo:rsid="001bf0a5" officeooo:paragraph-rsid="001f977d"/>
    </style:style>
    <style:style style:name="P6" style:family="paragraph" style:parent-style-name="Text_20_body">
      <style:paragraph-properties fo:text-align="justify" style:justify-single-word="false"/>
      <style:text-properties style:font-name="Abyssinica SIL" officeooo:rsid="001bf0a5" officeooo:paragraph-rsid="002022cf"/>
    </style:style>
    <style:style style:name="P7" style:family="paragraph" style:parent-style-name="Text_20_body">
      <style:paragraph-properties fo:text-align="center" style:justify-single-word="false"/>
      <style:text-properties style:font-name="Abyssinica SIL" fo:font-size="20pt" fo:font-weight="normal" officeooo:rsid="0020b7a8" officeooo:paragraph-rsid="0020b7a8" style:font-size-asian="20pt" style:font-weight-asian="normal" style:font-size-complex="20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Abyssinica SIL" fo:font-size="20pt" fo:font-weight="normal" officeooo:rsid="00207605" officeooo:paragraph-rsid="00207605" style:font-size-asian="20pt" style:font-weight-asian="normal" style:font-size-complex="20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byssinica SIL" fo:font-size="20pt" fo:font-weight="normal" officeooo:rsid="001dc32d" officeooo:paragraph-rsid="00207605" style:font-size-asian="20pt" style:font-weight-asian="normal" style:font-size-complex="20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Abyssinica SIL" fo:font-size="20pt" fo:font-weight="normal" officeooo:rsid="001dc32d" officeooo:paragraph-rsid="001f977d" style:font-size-asian="20pt" style:font-weight-asian="normal" style:font-size-complex="20pt" style:font-weight-complex="normal"/>
    </style:style>
    <style:style style:name="P11" style:family="paragraph" style:parent-style-name="Heading_20_2">
      <style:paragraph-properties fo:text-align="center" style:justify-single-word="false"/>
      <style:text-properties officeooo:paragraph-rsid="00207605"/>
    </style:style>
    <style:style style:name="T1" style:family="text">
      <style:text-properties fo:font-weight="bold" officeooo:rsid="001bf0a5" style:font-weight-asian="bold" style:font-weight-complex="bold"/>
    </style:style>
    <style:style style:name="T2" style:family="text">
      <style:text-properties officeooo:rsid="001bf0a5"/>
    </style:style>
    <style:style style:name="T3" style:family="text">
      <style:text-properties style:font-name="Abyssinica SIL" fo:font-size="12pt" officeooo:rsid="001dc32d" style:font-size-asian="12pt" style:font-size-complex="12pt"/>
    </style:style>
    <style:style style:name="T4" style:family="text">
      <style:text-properties style:font-name="Abyssinica SIL" fo:font-size="12pt" officeooo:rsid="001bf0a5" style:font-size-asian="12pt" style:font-size-complex="12pt"/>
    </style:style>
    <style:style style:name="T5" style:family="text">
      <style:text-properties style:font-name="Abyssinica SIL" officeooo:rsid="001bf0a5"/>
    </style:style>
    <style:style style:name="T6" style:family="text">
      <style:text-properties style:font-name="Abyssinica SIL" officeooo:rsid="002022cf"/>
    </style:style>
    <style:style style:name="T7" style:family="text">
      <style:text-properties style:font-name="Abyssinica SIL" fo:font-size="18pt" fo:font-weight="normal" officeooo:rsid="00207605" style:font-size-asian="18pt" style:font-weight-asian="normal" style:font-size-complex="18pt" style:font-weight-complex="normal"/>
    </style:style>
    <style:style style:name="T8" style:family="text">
      <style:text-properties style:font-name="Abyssinica SIL" fo:font-weight="normal" style:font-weight-asian="normal" style:font-weight-complex="normal"/>
    </style:style>
    <style:style style:name="T9" style:family="text">
      <style:text-properties style:font-name="Abyssinica SIL" fo:font-weight="normal" officeooo:rsid="00207605" style:font-weight-asian="normal" style:font-weight-complex="normal"/>
    </style:style>
    <style:style style:name="T10" style:family="text">
      <style:text-properties style:font-name="Abyssinica SIL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Abyssinica SIL" fo:font-size="24pt" fo:font-weight="normal" officeooo:rsid="00207605" style:font-size-asian="24pt" style:font-weight-asian="normal" style:font-size-complex="24pt" style:font-weight-complex="normal"/>
    </style:style>
    <style:style style:name="T12" style:family="text">
      <style:text-properties style:font-name="Abyssinica SIL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Abyssinica SIL" fo:font-size="20pt" fo:font-weight="normal" officeooo:rsid="00207605" style:font-size-asian="20pt" style:font-weight-asian="normal" style:font-size-complex="20pt" style:font-weight-complex="normal"/>
    </style:style>
    <style:style style:name="T14" style:family="text">
      <style:text-properties officeooo:rsid="001b465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b4650" style:font-weight-asian="normal" style:font-weight-complex="normal"/>
    </style:style>
    <style:style style:name="T17" style:family="text">
      <style:text-properties officeooo:rsid="001f977d"/>
    </style:style>
    <style:style style:name="T18" style:family="text">
      <style:text-properties style:text-position="super 58%" officeooo:rsid="001f977d"/>
    </style:style>
    <style:style style:name="T19" style:family="text">
      <style:text-properties style:text-position="super 58%" officeooo:rsid="002022cf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1f977d"/>
    </style:style>
    <style:style style:name="T22" style:family="text">
      <style:text-properties style:text-position="0% 100%" officeooo:rsid="002022cf"/>
    </style:style>
    <style:style style:name="T23" style:family="text">
      <style:text-properties officeooo:rsid="002022cf"/>
    </style:style>
    <style:style style:name="T24" style:family="text">
      <style:text-properties officeooo:rsid="00207605"/>
    </style:style>
    <style:style style:name="T25" style:family="text">
      <style:text-properties fo:font-size="18pt" fo:font-weight="normal" officeooo:rsid="00207605" style:font-size-asian="18pt" style:font-weight-asian="normal" style:font-size-complex="1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 NACIONAL AUTÓNOMA DE MÉXICO</text:p>
      <text:p text:style-name="P7">FACULTAD DE CIENCIAS</text:p>
      <text:p text:style-name="P8">Proyecto final:</text:p>
      <text:p text:style-name="P9"><text:span text:style-name="T24">Programa que arroja datos del m</text:span>ovimiento armónico simple en un resorte.</text:p>
      <text:p text:style-name="P8">Integrantes:</text:p>
      <text:p text:style-name="P8">Ramírez Arvídez Roxette</text:p>
      <text:p text:style-name="P8">López Aranda José Antonio</text:p>
      <text:h text:style-name="P11" text:outline-level="2"><text:span text:style-name="T13">Computación, </text:span><text:span text:style-name="Strong_20_Emphasis"><text:span text:style-name="T12">Grupo 8381.</text:span></text:span></text:h>
      <text:p text:style-name="P8">Profesor <text:tab/>Sergio Antonio Alcalá Corona<text:tab/>l</text:p>
      <text:p text:style-name="P8">Ayudante <text:tab/>Ollin Demian Langle Chimal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ra entender el Movimiento armónico simple en un resorte <text:s/>necesario entender lo qué implic<text:span text:style-name="T14">a</text:span> un movimiento o<text:span text:style-name="T14">s</text:span>cilatorio, puesto q<text:span text:style-name="T14">u</text:span>e <text:s/>deriva de este. </text:p>
      <text:p text:style-name="P2">Existen muchas situaciones en las que una partícula cuenta con una posición </text:p>
      <text:p text:style-name="P3"><text:span text:style-name="T15">en la que se encuentra en equilibrio estable.</text:span><text:span text:style-name="T1"> </text:span><text:span text:style-name="T15">Por ejemplo los átomos de un </text:span><text:span text:style-name="T16">s</text:span><text:span text:style-name="T15">ólido. Al <text:s/>separar <text:s/>el átomo de <text:s/>su <text:s/>posición <text:s/>de <text:s/>equilibrio, <text:s/>suele <text:s/>ocurrir <text:s/>que <text:s/>ésta <text:s/>adquiere <text:s/>un movimiento <text:s/>que <text:s/>se <text:s/>repite <text:s/>a <text:s/>sí <text:s/>mismo <text:s/>una <text:s/>y <text:s/>otra <text:s/>vez. <text:s/>Este <text:s/>movimiento <text:s/>se <text:s/>denomina movimiento oscilatorio (o vibratorio). </text:span></text:p>
      <text:p text:style-name="P2">El m<text:span text:style-name="T14">o</text:span>vimiento armónico <text:span text:style-name="T14">s</text:span>impl<text:span text:style-name="T14">e</text:span> es e<text:span text:style-name="T14">s</text:span>tudiado pues la mayor parte de los fenómenos son posiblemente descr<text:span text:style-name="T14">i</text:span>tos con él, arrojando <text:span text:style-name="T14">d</text:span>ato<text:span text:style-name="T14">s</text:span> muy <text:span text:style-name="T14">aproximados.</text:span> </text:p>
      <text:p text:style-name="P1"><text:span text:style-name="T4">Por d</text:span><text:span text:style-name="T3">efinición, diremos que una partícula tiene un movimiento armónico simple si está sometida a una fuerza F proporcional al desplazamiento x, y opuesta a él; que es conocido como</text:span><text:span text:style-name="T2"> </text:span><text:span text:style-name="T5">ley de Hooke. El presente es nuestro modelo matemático en base a la ley descrita. En el caso específico del sistema masa-resorte es directamente proporcional al </text:span><text:span text:style-name="T6">desplazamiento</text:span><text:span text:style-name="T5"> de la masa con respecto a su posición de equilibrio.</text:span></text:p>
      <text:p text:style-name="P4">F⃗=−kx⃗</text:p>
      <text:p text:style-name="P5">Donde "F" es la fuerza de restitución con la que el resorte oscila, "k" es la constante de elasticidad, <text:span text:style-name="T17">l</text:span>a cual <text:span text:style-name="T17">representa el valor de rigidez del resorte o en general </text:span>la propiedad de un cuerpo para volver a su posición original, "x" es el valor del desplazamiento.</text:p>
      <text:p text:style-name="P4">Por otra parte tenemos de la segunda ley de Newton que:</text:p>
      <text:p text:style-name="P4">F⃗ =ma⃗ </text:p>
      <text:p text:style-name="P4">Igualando ambas ecuaciones tenemos:</text:p>
      <text:p text:style-name="P4">ma⃗=−kx⃗</text:p>
      <text:p text:style-name="P4">a⃗=−k*m*x⃗</text:p>
      <text:p text:style-name="P4">Sabemos que la velocidad se puede exp<text:span text:style-name="T17">r</text:span>esar com<text:span text:style-name="T17">o</text:span> la derivada de la posición respecto al tiempo, mientras que la aceleración se expresa como la derivada de la velocidad respecto al tiempo, esto es:</text:p>
      <text:p text:style-name="P4">v⃗=dx⃗/dt</text:p>
      <text:p text:style-name="P4">a⃗=dv⃗/dt=d2x⃗/dt2</text:p>
      <text:p text:style-name="P4">Por tanto:</text:p>
      <text:p text:style-name="P4">d2x⃗/dt2=−k*mx⃗</text:p>
      <text:p text:style-name="P4">De lo anterior deducimos que:</text:p>
      <text:p text:style-name="P4">x(t)=Acos(ωt+ϕ)</text:p>
      <text:p text:style-name="P5"><text:soft-page-break/>Donde x_0 representa la elongación máxima del resorte, o bien, las condiciones iniciales de la oscilación del resorte. ω representa la velocidad angular, que representa el <text:span text:style-name="T17">á</text:span>ngulo girado por unidad de tiempo, t es el tiempo y ϕ indica la fase inicial <text:span text:style-name="T17">de</text:span> el movimiento al tiempo t=0</text:p>
      <text:p text:style-name="P4">La velocidad angular también se puede representar como:</text:p>
      <text:p text:style-name="P4">ω<text:span text:style-name="T18">2</text:span>=k*m</text:p>
      <text:p text:style-name="P4">y por tanto:</text:p>
      <text:p text:style-name="P5">a(t)=−ω<text:span text:style-name="T18">2</text:span>*<text:span text:style-name="T17">x</text:span>(t)</text:p>
      <text:p text:style-name="P4">Por su parte la velocidad, se obtiene derivando la ecuación de la posición:</text:p>
      <text:p text:style-name="P4">v(t)=dx/dt=d[Acos(ωt+ϕ)]/dt=−ωAsin(ωt+ϕ)</text:p>
      <text:p text:style-name="P4">Si evaluamos las condiciones iniciales x_0 y v_0, <text:span text:style-name="T17">en</text:span> t_0 = 0 tenemos: </text:p>
      <text:p text:style-name="P4">x0=Acos(ϕ)</text:p>
      <text:p text:style-name="P4">v0=−ωAsin(ϕ)</text:p>
      <text:p text:style-name="P4">Si elevamos al cuadrado ambas ecuaciones y las sumamos obtenemos lo siguiente:</text:p>
      <text:p text:style-name="P4">x<text:span text:style-name="T18">2</text:span><text:span text:style-name="T21">_0</text:span>=A<text:span text:style-name="T18">2</text:span> * cos<text:span text:style-name="T18">2 </text:span>(ϕ)</text:p>
      <text:p text:style-name="P4">v<text:span text:style-name="T18">2</text:span>_<text:span text:style-name="T17">0=</text:span>ω<text:span text:style-name="T18">2</text:span> *A<text:span text:style-name="T18">2</text:span> * sin<text:span text:style-name="T18">2</text:span>(ϕ)</text:p>
      <text:p text:style-name="P6">x<text:span text:style-name="T18">2</text:span><text:span text:style-name="T21">_0</text:span>+<text:span text:style-name="T23">(</text:span>v<text:span text:style-name="T18">2</text:span>_<text:span text:style-name="T17">0/</text:span>ω<text:span text:style-name="T18">2 </text:span><text:span text:style-name="T19">)</text:span>=<text:span text:style-name="T20">A</text:span><text:span text:style-name="T19"> </text:span><text:span text:style-name="T18">2</text:span>(cos2ϕ+sin2ϕ)</text:p>
      <text:p text:style-name="P4">Despejando "A":</text:p>
      <text:p text:style-name="P6">A=(x2_0+(v2₀<text:span text:style-name="T17">/</text:span>ω<text:span text:style-name="T18">2 </text:span><text:span text:style-name="T22">))</text:span><text:span text:style-name="T18"> </text:span><text:span text:style-name="T19">1/2</text:span></text:p>
      <text:p text:style-name="P4">Por otra parte si dividimos la velocidad entre la posición tenemos:</text:p>
      <text:p text:style-name="P4">v_<text:span text:style-name="T23">0/</text:span>x_0=−ωAsinϕ/Acosϕ=−ωtanϕ</text:p>
      <text:p text:style-name="P4">Si despejamos phi tenemos:</text:p>
      <text:p text:style-name="P4">ϕ=arctan(−v0/ωx0)</text:p>
      <text:p text:style-name="P4">Así podemos tener la fase inicial y la elongación máxima del resorte basados en su posición y velocidad inicial.</text:p>
      <text:p text:style-name="P4">Si consideramos la ecuación de posición podemos obtener una función que nos genere datos sobre un reso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MathJax Main" svg:font-family="'STIXMathJax Main'"/>
    <style:font-face style:name="serif" svg:font-family="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0:42:25.992262314</meta:creation-date>
    <dc:date>2018-01-09T08:28:31.204055744</dc:date>
    <meta:editing-duration>PT14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51" meta:word-count="500" meta:character-count="3178" meta:non-whitespace-character-count="2695"/>
  </office:meta>
</office:document-meta>
</file>